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1111" calcext:value-type="float">
            <text:p>11111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date" office:date-value="2073-11-20" calcext:value-type="date">
            <text:p>20/11/73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0:03:42.047000000</meta:creation-date>
    <dc:date>2024-12-02T10:06:02.013000000</dc:date>
    <meta:editing-duration>PT2M21S</meta:editing-duration>
    <meta:editing-cycles>1</meta:editing-cycles>
    <meta:document-statistic meta:table-count="1" meta:cell-count="29" meta:object-count="0"/>
    <meta:generator>LibreOffice/24.2.6.2$Windows_X86_64 LibreOffice_project/ef66aa7e36a1bb8e65bfbc63aba53045a14d0871</meta:generator>
  </office:meta>
</office:document-meta>
</file>